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PORT" style:family="table">
      <style:table-properties style:width="6.6931in" table:align="margins"/>
    </style:style>
    <style:style style:name="REPORT.A" style:family="table-column">
      <style:table-column-properties style:column-width="2.4979in" style:rel-column-width="24460*"/>
    </style:style>
    <style:style style:name="REPORT.B" style:family="table-column">
      <style:table-column-properties style:column-width="4.1951in" style:rel-column-width="41075*"/>
    </style:style>
    <style:style style:name="REPOR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REPORT.B1" style:family="table-cell">
      <style:table-cell-properties fo:padding="0.0201in" fo:border="0.05pt solid #000000" style:writing-mode="page"/>
    </style:style>
    <style:style style:name="REPOR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PORT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a36f7" officeooo:paragraph-rsid="001a36f7"/>
    </style:style>
    <style:style style:name="P2" style:family="paragraph" style:parent-style-name="Table_20_Contents">
      <style:paragraph-properties fo:text-align="center" style:justify-single-word="false"/>
      <style:text-properties officeooo:rsid="001a36f7" officeooo:paragraph-rsid="001a36f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f7" officeooo:paragraph-rsid="001a36f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b53b8" officeooo:paragraph-rsid="001b53b8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d2ea9" officeooo:paragraph-rsid="001d2ea9"/>
    </style:style>
    <style:style style:name="T1" style:family="text">
      <style:text-properties officeooo:rsid="001afb64"/>
    </style:style>
    <style:style style:name="T2" style:family="text">
      <style:text-properties officeooo:rsid="001b53b8"/>
    </style:style>
    <style:style style:name="T3" style:family="text">
      <style:text-properties officeooo:rsid="001d2e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<text:span text:style-name="T3">CLEANING</text:span> REPORT</text:p>
      <text:p text:style-name="P1"/>
      <table:table table:name="REPORT" table:style-name="REPORT">
        <table:table-column table:style-name="REPORT.A"/>
        <table:table-column table:style-name="REPORT.B"/>
        <table:table-row>
          <table:table-cell table:style-name="REPORT.A1" office:value-type="string">
            <text:p text:style-name="P2">DATA <text:span text:style-name="T3">CLEANING</text:span> PROCEDURE</text:p>
            <text:p text:style-name="P2">(<text:span text:style-name="T1">Enumerate the steps </text:span><text:span text:style-name="T2">to </text:span><text:span text:style-name="T3">clean the</text:span><text:span text:style-name="T1"> data)</text:span> </text:p>
          </table:table-cell>
          <table:table-cell table:style-name="REPORT.B1" office:value-type="string">
            <text:p text:style-name="P4"/>
          </table:table-cell>
        </table:table-row>
        <table:table-row>
          <table:table-cell table:style-name="REPORT.A2" office:value-type="string">
            <text:p text:style-name="P2">DATA <text:span text:style-name="T3">CLEANING</text:span> SCRIPT(S) DIRECTORY URL</text:p>
            <text:p text:style-name="P2">( You will upload to somewhere, e.g. onedrive)</text:p>
          </table:table-cell>
          <table:table-cell table:style-name="REPORT.B2" office:value-type="string">
            <text:p text:style-name="P4"/>
          </table:table-cell>
        </table:table-row>
        <table:table-row>
          <table:table-cell table:style-name="REPORT.A2" office:value-type="string">
            <text:p text:style-name="P2"><text:span text:style-name="T3">CLEAN</text:span> DATA URL </text:p>
            <text:p text:style-name="P2">( You will upload to somewhere, e.g. onedrive)</text:p>
          </table:table-cell>
          <table:table-cell table:style-name="REPORT.B2" office:value-type="string">
            <text:p text:style-name="P4"/>
          </table:table-cell>
        </table:table-row>
        <table:table-row>
          <table:table-cell table:style-name="REPORT.A2" office:value-type="string">
            <text:p text:style-name="P7">CLEANING TECHNIQUES </text:p>
            <text:p text:style-name="P7">(e.g. interpolation for column X of data file Y, median for column Z of data file D)</text:p>
          </table:table-cell>
          <table:table-cell table:style-name="REPORT.B2" office:value-type="string">
            <text:p text:style-name="P4"/>
          </table:table-cell>
        </table:table-row>
      </table:table>
      <text:p text:style-name="P1"/>
      <text:p text:style-name="P5">NOTE: Data cleaning is the process of fixing or removing incorrect, corrupted, incorrectly formatted, duplicate, or incomplete data within a dataset. <text:span text:style-name="T3">Fixing may be done using various mathematical methods, such as interpolation, extrapolation, putting a fixed value as missing value, putting the mod/median/mean/max/min as missing val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3:34:16.455865764</meta:creation-date>
    <dc:date>2025-09-13T00:27:01.042411584</dc:date>
    <meta:editing-duration>PT12M53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10" meta:word-count="102" meta:character-count="667" meta:non-whitespace-character-count="572"/>
  </office:meta>
</office:document-meta>
</file>